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af105" officeooo:paragraph-rsid="001af105"/>
    </style:style>
    <style:style style:name="T1" style:family="text">
      <style:text-properties fo:font-size="24pt" officeooo:rsid="001bc335" style:font-size-asian="24pt" style:font-size-complex="2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a<loext:content-control loext:showing-place-holder="false">bb<text:span text:style-name="T1">cc</text:span></loext:content-control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Tahoma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5T15:29:02.253402954</meta:creation-date>
    <dc:date>2022-04-08T11:35:45.599278691</dc:date>
    <meta:editing-duration>PT4M31S</meta:editing-duration>
    <meta:editing-cycles>4</meta:editing-cycles>
    <meta:generator>LibreOfficeDev/7.4.0.0.alpha0$Linux_X86_64 LibreOffice_project/57df21bc3a29f14e0d40c66f87bc0f4b9ac3d2a4</meta:generator>
    <meta:document-statistic meta:table-count="0" meta:image-count="0" meta:object-count="0" meta:page-count="1" meta:paragraph-count="1" meta:word-count="1" meta:character-count="17" meta:non-whitespace-character-count="17"/>
  </office:meta>
</office:document-meta>
</file>